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line-height="150%"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line-height="150%" fo:text-align="start" style:justify-single-word="false"/>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libri"/>
    </style:style>
    <style:style style:name="T3" style:family="text">
      <style:text-properties style:font-name="Calibri" fo:font-size="14pt" fo:font-weight="normal" style:font-size-asian="14pt" style:font-weight-asian="normal" style:font-size-complex="14pt" style:font-weight-complex="normal"/>
    </style:style>
    <style:style style:name="T4" style:family="text">
      <style:text-properties style:font-name="Calibri"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rge intervals</text:p>
      <text:p text:style-name="P1">Internship Pre-selection Summer 2018</text:p>
      <text:p text:style-name="P2"/>
      <text:p text:style-name="P3">In this document I will describe the funtionality of my assignment and how one should use it fully. I ended up creating a Console Application. For the completion of the task I used C#'s .NetCore. My solution consists of a single projects - MergeIntervals.App .</text:p>
      <text:p text:style-name="P3"/>
      <text:p text:style-name="P3">In the project there are two classes: 1) Launcher.cs-where the Main method is; </text:p>
      <text:p text:style-name="P3">2) Interval.cs-a variable of type Interval has two properties(Start and End). They are both double, because the assignment did not specificaly point out if the intervals should consist of integers or decimal point numbers. Therefor in order for the application to work even in case of a double type number input, I have made the properties double. There were also no restrictions regarding positive and negative numbers, so one must assume that both are valid input.</text:p>
      <text:p text:style-name="P3"/>
      <text:p text:style-name="P3">The Main method in Launcher.cs starts with an input from the Console. It reads a string and splits it by the following separators: coma(','), interval(' '), left and right square brackets (']' and '['). The numbers are then parsed as double and arranged into an array.</text:p>
      <text:p text:style-name="P3"/>
      <text:p text:style-name="P3">The applicaiton continues with the creation of a List consisting ot Intervals(List&lt;Interval&gt;) with the numbers acquired from the latter array. Interesting is to point out that the intervals are ordered by each ones Start num, and if equal by their End num. I was not sure, if I should input this feature as the examples from the assignment did not show a case where the input intervals will be given unordered.</text:p>
      <text:p text:style-name="P3">The next feature is the merging algorithm itself. We create an empty List of Intervals (as the assignment implied) as well as a single Interval-the first one from the interval List. After that with the help of a foreach loop, we compare every integral in the list(one at a time) to the previous integral. If they share numbers, then we merge them(by modifying the current interval Start and End) and continue with the next <text:soft-page-break/>one. It is essential thath at the end of every loop we set the variable "lastInterval" to the current interval. Another moment worth mentioning is the fact that we should add a Interval at the end of the interval List(with big numbers for Start and End, for example: int.MaxValue) before the loop. We remove this last interval after the loop.</text:p>
      <text:p text:style-name="P3"/>
      <text:p text:style-name="P5"><text:span text:style-name="T1">At the end of the application we compare the two Lists with Intervals(the one from the input and the one from the merging, created later). If there has been no merging done, then both these Lists will have the same number of elements-we print "-1". But if there have been merged elements-we print them in the following format </text:span><text:span text:style-name="T3">"</text:span><text:span text:style-name="T4">[x1, x2], [x3, x4],..., [xM, xN]</text:span><text:span text:style-name="T3">".</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2M40S</meta:editing-duration>
    <meta:editing-cycles>3</meta:editing-cycles>
    <meta:generator>OpenOffice/4.1.2$Win32 OpenOffice.org_project/412m3$Build-9782</meta:generator>
    <dc:date>2018-06-15T18:38:35.64</dc:date>
    <meta:document-statistic meta:table-count="0" meta:image-count="0" meta:object-count="0" meta:page-count="2" meta:paragraph-count="9" meta:word-count="455" meta:character-count="2660"/>
    <dc:creator>Evgeni Dinev</dc:creator>
    <meta:user-defined meta:name="Info 1"/>
    <meta:user-defined meta:name="Info 2"/>
    <meta:user-defined meta:name="Info 3"/>
    <meta:user-defined meta:name="Info 4"/>
  </office:meta>
</office:document-meta>
</file>